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21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948" calcext:value-type="float">
            <text:p>49.1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20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9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8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6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804" calcext:value-type="float">
            <text:p>49.0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5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3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1748" calcext:value-type="float">
            <text:p>48.4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2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9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8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5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2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1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9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8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6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4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3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2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9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89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89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88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198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